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Group.get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Group.ItemGroup( String name , String elementURI ,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Group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Group.getElemen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Group.match( String element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Group.match( String elementName , String element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